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11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style:text-position=""/>
    </style:style>
    <style:style style:name="ce2" style:family="table-cell" style:parent-style-name="Default" style:data-style-name="N12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n</text:p>
          </table:table-cell>
          <table:table-cell table:number-columns-repeated="6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acc*eff*sf</text:p>
          </table:table-cell>
          <table:table-cell/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acc*eff*sf</text:p>
          </table:table-cell>
          <table:table-cell table:number-columns-repeated="2" office:value-type="string" calcext:value-type="string">
            <text:p>+/-</text:p>
          </table:table-cell>
          <table:table-cell table:number-columns-repeated="2" office:value-type="string" calcext:value-type="string">
            <text:p>rel. uncert.</text:p>
          </table:table-cell>
          <table:table-cell/>
        </table:table-row>
        <table:table-row table:style-name="ro1">
          <table:table-cell office:value-type="string" calcext:value-type="string">
            <text:p>0.000-10.000 </text:p>
          </table:table-cell>
          <table:table-cell office:value-type="float" office:value="0.698" calcext:value-type="float">
            <text:p>0.698</text:p>
          </table:table-cell>
          <table:table-cell office:value-type="float" office:value="0.008" calcext:value-type="float">
            <text:p>0.008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2]" office:value-type="float" office:value="0.207" calcext:value-type="float">
            <text:p>0.207</text:p>
          </table:table-cell>
          <table:table-cell table:style-name="ce1" table:formula="of:=[.J2]*SQRT(([.K2]/[.J2])^2 + ([.I2]/[.H2])^2 + ([.I15]/[.H15])^2)" office:value-type="float" office:value="0.00864198468158864" calcext:value-type="float">
            <text:p>0.009</text:p>
          </table:table-cell>
          <table:table-cell table:style-name="ce1" table:formula="of:=[.J2]*SQRT(([.I2]/[.H2])^2 + ([.I15]/[.H15])^2)" office:value-type="float" office:value="0.00840737171991418" calcext:value-type="float">
            <text:p>0.008</text:p>
          </table:table-cell>
          <table:table-cell table:style-name="ce1" table:formula="of:=[.O2]/[.N2]" office:value-type="float" office:value="0.0417487182685442" calcext:value-type="float">
            <text:p>0.042</text:p>
          </table:table-cell>
          <table:table-cell table:style-name="ce1" table:formula="of:=[.P2]/[.N2]" office:value-type="float" office:value="0.040615322318426" calcext:value-type="float">
            <text:p>0.041</text:p>
          </table:table-cell>
          <table:table-cell table:style-name="ce1"/>
        </table:table-row>
        <table:table-row table:style-name="ro1">
          <table:table-cell office:value-type="string" calcext:value-type="string">
            <text:p>10.000-30.000 </text:p>
          </table:table-cell>
          <table:table-cell office:value-type="float" office:value="0.724" calcext:value-type="float">
            <text:p>0.7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[.J3]" office:value-type="float" office:value="0.214" calcext:value-type="float">
            <text:p>0.214</text:p>
          </table:table-cell>
          <table:table-cell table:style-name="ce1" table:formula="of:=[.J3]*SQRT(([.K3]/[.J3])^2 + ([.I3]/[.H3])^2 + ([.I16]/[.H16])^2)" office:value-type="float" office:value="0.00891881625689918" calcext:value-type="float">
            <text:p>0.009</text:p>
          </table:table-cell>
          <table:table-cell table:style-name="ce1" table:formula="of:=[.J3]*SQRT(([.I3]/[.H3])^2 + ([.I16]/[.H16])^2)" office:value-type="float" office:value="0.00869167897614316" calcext:value-type="float">
            <text:p>0.009</text:p>
          </table:table-cell>
          <table:table-cell table:style-name="ce1" table:formula="of:=[.O3]/[.N3]" office:value-type="float" office:value="0.0416767114808373" calcext:value-type="float">
            <text:p>0.042</text:p>
          </table:table-cell>
          <table:table-cell table:style-name="ce1" table:formula="of:=[.P3]/[.N3]" office:value-type="float" office:value="0.040615322318426" calcext:value-type="float">
            <text:p>0.041</text:p>
          </table:table-cell>
          <table:table-cell table:style-name="ce1"/>
        </table:table-row>
        <table:table-row table:style-name="ro1">
          <table:table-cell office:value-type="string" calcext:value-type="string">
            <text:p>30.000-50.000 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5" calcext:value-type="float">
            <text:p>0.00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4]" office:value-type="float" office:value="0.217" calcext:value-type="float">
            <text:p>0.217</text:p>
          </table:table-cell>
          <table:table-cell table:style-name="ce1" table:formula="of:=[.J4]*SQRT(([.K4]/[.J4])^2 + ([.I4]/[.H4])^2 + ([.I17]/[.H17])^2)" office:value-type="float" office:value="0.00903760045159214" calcext:value-type="float">
            <text:p>0.009</text:p>
          </table:table-cell>
          <table:table-cell table:style-name="ce1" table:formula="of:=[.J4]*SQRT(([.I4]/[.H4])^2 + ([.I17]/[.H17])^2)" office:value-type="float" office:value="0.00881352494309844" calcext:value-type="float">
            <text:p>0.009</text:p>
          </table:table-cell>
          <table:table-cell table:style-name="ce1" table:formula="of:=[.O4]/[.N4]" office:value-type="float" office:value="0.0416479283483509" calcext:value-type="float">
            <text:p>0.042</text:p>
          </table:table-cell>
          <table:table-cell table:style-name="ce1" table:formula="of:=[.P4]/[.N4]" office:value-type="float" office:value="0.040615322318426" calcext:value-type="float">
            <text:p>0.041</text:p>
          </table:table-cell>
          <table:table-cell table:style-name="ce1"/>
        </table:table-row>
        <table:table-row table:style-name="ro1">
          <table:table-cell office:value-type="string" calcext:value-type="string">
            <text:p>50.000-100.000 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4" calcext:value-type="float">
            <text:p>0.004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9" calcext:value-type="float">
            <text:p>1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9" calcext:value-type="float">
            <text:p>0.2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5]" office:value-type="float" office:value="0.219" calcext:value-type="float">
            <text:p>0.219</text:p>
          </table:table-cell>
          <table:table-cell table:style-name="ce1" table:formula="of:=[.J5]*SQRT(([.K5]/[.J5])^2 + ([.I5]/[.H5])^2 + ([.I18]/[.H18])^2)" office:value-type="float" office:value="0.00895079197420811" calcext:value-type="float">
            <text:p>0.009</text:p>
          </table:table-cell>
          <table:table-cell table:style-name="ce1" table:formula="of:=[.J5]*SQRT(([.I5]/[.H5])^2 + ([.I18]/[.H18])^2)" office:value-type="float" office:value="0.0088947555877353" calcext:value-type="float">
            <text:p>0.009</text:p>
          </table:table-cell>
          <table:table-cell table:style-name="ce1" table:formula="of:=[.O5]/[.N5]" office:value-type="float" office:value="0.0408711962292608" calcext:value-type="float">
            <text:p>0.041</text:p>
          </table:table-cell>
          <table:table-cell table:style-name="ce1" table:formula="of:=[.P5]/[.N5]" office:value-type="float" office:value="0.040615322318426" calcext:value-type="float">
            <text:p>0.041</text:p>
          </table:table-cell>
          <table:table-cell table:style-name="ce1"/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8" calcext:value-type="float">
            <text:p>0.008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6]" office:value-type="float" office:value="0.206" calcext:value-type="float">
            <text:p>0.206</text:p>
          </table:table-cell>
          <table:table-cell table:style-name="ce1" table:formula="of:=[.J6]*SQRT(([.K6]/[.J6])^2 + ([.I6]/[.H6])^2 + ([.I19]/[.H19])^2)" office:value-type="float" office:value="0.00860247712096403" calcext:value-type="float">
            <text:p>0.009</text:p>
          </table:table-cell>
          <table:table-cell table:style-name="ce1" table:formula="of:=[.J6]*SQRT(([.I6]/[.H6])^2 + ([.I19]/[.H19])^2)" office:value-type="float" office:value="0.00836675639759576" calcext:value-type="float">
            <text:p>0.008</text:p>
          </table:table-cell>
          <table:table-cell table:style-name="ce1" table:formula="of:=[.O6]/[.N6]" office:value-type="float" office:value="0.0417595976745827" calcext:value-type="float">
            <text:p>0.042</text:p>
          </table:table-cell>
          <table:table-cell table:style-name="ce1" table:formula="of:=[.P6]/[.N6]" office:value-type="float" office:value="0.040615322318426" calcext:value-type="float">
            <text:p>0.041</text:p>
          </table:table-cell>
          <table:table-cell table:style-name="ce1"/>
        </table:table-row>
        <table:table-row table:style-name="ro1">
          <table:table-cell office:value-type="string" calcext:value-type="string">
            <text:p>5.000-10.000 </text:p>
          </table:table-cell>
          <table:table-cell office:value-type="float" office:value="0.722" calcext:value-type="float">
            <text:p>0.722</text:p>
          </table:table-cell>
          <table:table-cell office:value-type="float" office:value="0.01" calcext:value-type="float">
            <text:p>0.01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03" calcext:value-type="float">
            <text:p>0.003</text:p>
          </table:table-cell>
          <table:table-cell office:value-type="float" office:value="1.06" calcext:value-type="float">
            <text:p>1.06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[.J7]" office:value-type="float" office:value="0.214" calcext:value-type="float">
            <text:p>0.214</text:p>
          </table:table-cell>
          <table:table-cell table:style-name="ce1" table:formula="of:=[.J7]*SQRT(([.K7]/[.J7])^2 + ([.I7]/[.H7])^2 + ([.I20]/[.H20])^2)" office:value-type="float" office:value="0.00918710032538833" calcext:value-type="float">
            <text:p>0.009</text:p>
          </table:table-cell>
          <table:table-cell table:style-name="ce1" table:formula="of:=[.J7]*SQRT(([.I7]/[.H7])^2 + ([.I20]/[.H20])^2)" office:value-type="float" office:value="0.00868347927899586" calcext:value-type="float">
            <text:p>0.009</text:p>
          </table:table-cell>
          <table:table-cell table:style-name="ce1" table:formula="of:=[.O7]/[.N7]" office:value-type="float" office:value="0.0429303753522819" calcext:value-type="float">
            <text:p>0.043</text:p>
          </table:table-cell>
          <table:table-cell table:style-name="ce1" table:formula="of:=[.P7]/[.N7]" office:value-type="float" office:value="0.0405770059766162" calcext:value-type="float">
            <text:p>0.041</text:p>
          </table:table-cell>
          <table:table-cell table:style-name="ce1"/>
        </table:table-row>
        <table:table-row table:style-name="ro1">
          <table:table-cell office:value-type="string" calcext:value-type="string">
            <text:p>10.000-20.000 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7" calcext:value-type="float">
            <text:p>0.007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1" calcext:value-type="float">
            <text:p>0.201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3" calcext:value-type="float">
            <text:p>0.2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[.J8]" office:value-type="float" office:value="0.213" calcext:value-type="float">
            <text:p>0.213</text:p>
          </table:table-cell>
          <table:table-cell table:style-name="ce1" table:formula="of:=[.J8]*SQRT(([.K8]/[.J8])^2 + ([.I8]/[.H8])^2 + ([.I21]/[.H21])^2)" office:value-type="float" office:value="0.00887923996423835" calcext:value-type="float">
            <text:p>0.009</text:p>
          </table:table-cell>
          <table:table-cell table:style-name="ce1" table:formula="of:=[.J8]*SQRT(([.I8]/[.H8])^2 + ([.I21]/[.H21])^2)" office:value-type="float" office:value="0.00865106365382474" calcext:value-type="float">
            <text:p>0.009</text:p>
          </table:table-cell>
          <table:table-cell table:style-name="ce1" table:formula="of:=[.O8]/[.N8]" office:value-type="float" office:value="0.041686572602058" calcext:value-type="float">
            <text:p>0.042</text:p>
          </table:table-cell>
          <table:table-cell table:style-name="ce1" table:formula="of:=[.P8]/[.N8]" office:value-type="float" office:value="0.040615322318426" calcext:value-type="float">
            <text:p>0.041</text:p>
          </table:table-cell>
          <table:table-cell table:style-name="ce1"/>
        </table:table-row>
        <table:table-row table:style-name="ro1">
          <table:table-cell office:value-type="string" calcext:value-type="string">
            <text:p>20.000-30.000 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7" calcext:value-type="float">
            <text:p>0.007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9]" office:value-type="float" office:value="0.215" calcext:value-type="float">
            <text:p>0.215</text:p>
          </table:table-cell>
          <table:table-cell table:style-name="ce1" table:formula="of:=[.J9]*SQRT(([.K9]/[.J9])^2 + ([.I9]/[.H9])^2 + ([.I22]/[.H22])^2)" office:value-type="float" office:value="0.00895840185049459" calcext:value-type="float">
            <text:p>0.009</text:p>
          </table:table-cell>
          <table:table-cell table:style-name="ce1" table:formula="of:=[.J9]*SQRT(([.I9]/[.H9])^2 + ([.I22]/[.H22])^2)" office:value-type="float" office:value="0.00873229429846159" calcext:value-type="float">
            <text:p>0.009</text:p>
          </table:table-cell>
          <table:table-cell table:style-name="ce1" table:formula="of:=[.O9]/[.N9]" office:value-type="float" office:value="0.0416669853511376" calcext:value-type="float">
            <text:p>0.042</text:p>
          </table:table-cell>
          <table:table-cell table:style-name="ce1" table:formula="of:=[.P9]/[.N9]" office:value-type="float" office:value="0.040615322318426" calcext:value-type="float">
            <text:p>0.041</text:p>
          </table:table-cell>
          <table:table-cell table:style-name="ce1"/>
        </table:table-row>
        <table:table-row table:style-name="ro1">
          <table:table-cell office:value-type="string" calcext:value-type="string">
            <text:p>30.000-40.000 </text:p>
          </table:table-cell>
          <table:table-cell office:value-type="float" office:value="0.733" calcext:value-type="float">
            <text:p>0.733</text:p>
          </table:table-cell>
          <table:table-cell office:value-type="float" office:value="0.007" calcext:value-type="float">
            <text:p>0.007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10]" office:value-type="float" office:value="0.217" calcext:value-type="float">
            <text:p>0.217</text:p>
          </table:table-cell>
          <table:table-cell table:style-name="ce1" table:formula="of:=[.J10]*SQRT(([.K10]/[.J10])^2 + ([.I10]/[.H10])^2 + ([.I23]/[.H23])^2)" office:value-type="float" office:value="0.00903760045159214" calcext:value-type="float">
            <text:p>0.009</text:p>
          </table:table-cell>
          <table:table-cell table:style-name="ce1" table:formula="of:=[.J10]*SQRT(([.I10]/[.H10])^2 + ([.I23]/[.H23])^2)" office:value-type="float" office:value="0.00881352494309844" calcext:value-type="float">
            <text:p>0.009</text:p>
          </table:table-cell>
          <table:table-cell table:style-name="ce1" table:formula="of:=[.O10]/[.N10]" office:value-type="float" office:value="0.0416479283483509" calcext:value-type="float">
            <text:p>0.042</text:p>
          </table:table-cell>
          <table:table-cell table:style-name="ce1" table:formula="of:=[.P10]/[.N10]" office:value-type="float" office:value="0.040615322318426" calcext:value-type="float">
            <text:p>0.041</text:p>
          </table:table-cell>
          <table:table-cell table:style-name="ce1"/>
        </table:table-row>
        <table:table-row table:style-name="ro1">
          <table:table-cell office:value-type="string" calcext:value-type="string">
            <text:p>40.000-50.000 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7" calcext:value-type="float">
            <text:p>0.007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11]" office:value-type="float" office:value="0.218" calcext:value-type="float">
            <text:p>0.218</text:p>
          </table:table-cell>
          <table:table-cell table:style-name="ce1" table:formula="of:=[.J11]*SQRT(([.K11]/[.J11])^2 + ([.I11]/[.H11])^2 + ([.I24]/[.H24])^2)" office:value-type="float" office:value="0.00907721321990821" calcext:value-type="float">
            <text:p>0.009</text:p>
          </table:table-cell>
          <table:table-cell table:style-name="ce1" table:formula="of:=[.J11]*SQRT(([.I11]/[.H11])^2 + ([.I24]/[.H24])^2)" office:value-type="float" office:value="0.00885414026541687" calcext:value-type="float">
            <text:p>0.009</text:p>
          </table:table-cell>
          <table:table-cell table:style-name="ce1" table:formula="of:=[.O11]/[.N11]" office:value-type="float" office:value="0.0416385927518725" calcext:value-type="float">
            <text:p>0.042</text:p>
          </table:table-cell>
          <table:table-cell table:style-name="ce1" table:formula="of:=[.P11]/[.N11]" office:value-type="float" office:value="0.040615322318426" calcext:value-type="float">
            <text:p>0.041</text:p>
          </table:table-cell>
          <table:table-cell table:style-name="ce1"/>
        </table:table-row>
        <table:table-row table:style-name="ro1">
          <table:table-cell office:value-type="string" calcext:value-type="string">
            <text:p>50.000-70.000 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9" calcext:value-type="float">
            <text:p>0.2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12]" office:value-type="float" office:value="0.219" calcext:value-type="float">
            <text:p>0.219</text:p>
          </table:table-cell>
          <table:table-cell table:style-name="ce1" table:formula="of:=[.J12]*SQRT(([.K12]/[.J12])^2 + ([.I12]/[.H12])^2 + ([.I25]/[.H25])^2)" office:value-type="float" office:value="0.00911683481069764" calcext:value-type="float">
            <text:p>0.009</text:p>
          </table:table-cell>
          <table:table-cell table:style-name="ce1" table:formula="of:=[.J12]*SQRT(([.I12]/[.H12])^2 + ([.I25]/[.H25])^2)" office:value-type="float" office:value="0.0088947555877353" calcext:value-type="float">
            <text:p>0.009</text:p>
          </table:table-cell>
          <table:table-cell table:style-name="ce1" table:formula="of:=[.O12]/[.N12]" office:value-type="float" office:value="0.0416293826972495" calcext:value-type="float">
            <text:p>0.042</text:p>
          </table:table-cell>
          <table:table-cell table:style-name="ce1" table:formula="of:=[.P12]/[.N12]" office:value-type="float" office:value="0.040615322318426" calcext:value-type="float">
            <text:p>0.041</text:p>
          </table:table-cell>
          <table:table-cell table:style-name="ce1"/>
        </table:table-row>
        <table:table-row table:style-name="ro1">
          <table:table-cell office:value-type="string" calcext:value-type="string">
            <text:p>70.000-100.000 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9" calcext:value-type="float">
            <text:p>0.2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13]" office:value-type="float" office:value="0.219" calcext:value-type="float">
            <text:p>0.219</text:p>
          </table:table-cell>
          <table:table-cell table:style-name="ce1" table:formula="of:=[.J13]*SQRT(([.K13]/[.J13])^2 + ([.I13]/[.H13])^2 + ([.I26]/[.H26])^2)" office:value-type="float" office:value="0.00911683481069764" calcext:value-type="float">
            <text:p>0.009</text:p>
          </table:table-cell>
          <table:table-cell table:style-name="ce1" table:formula="of:=[.J13]*SQRT(([.I13]/[.H13])^2 + ([.I26]/[.H26])^2)" office:value-type="float" office:value="0.0088947555877353" calcext:value-type="float">
            <text:p>0.009</text:p>
          </table:table-cell>
          <table:table-cell table:style-name="ce1" table:formula="of:=[.O13]/[.N13]" office:value-type="float" office:value="0.0416293826972495" calcext:value-type="float">
            <text:p>0.042</text:p>
          </table:table-cell>
          <table:table-cell table:style-name="ce1" table:formula="of:=[.P13]/[.N13]" office:value-type="float" office:value="0.040615322318426" calcext:value-type="float">
            <text:p>0.041</text:p>
          </table:table-cell>
          <table:table-cell table:style-name="ce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0.000-10.000 </text:p>
          </table:table-cell>
          <table:table-cell office:value-type="float" office:value="0.698" calcext:value-type="float">
            <text:p>0.698</text:p>
          </table:table-cell>
          <table:table-cell office:value-type="float" office:value="0.008" calcext:value-type="float">
            <text:p>0.008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41" calcext:value-type="float">
            <text:p>0.041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.000-30.000 </text:p>
          </table:table-cell>
          <table:table-cell office:value-type="float" office:value="0.724" calcext:value-type="float">
            <text:p>0.7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41" calcext:value-type="float">
            <text:p>0.04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.000-50.000 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5" calcext:value-type="float">
            <text:p>0.00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41" calcext:value-type="float">
            <text:p>0.041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.000-100.000 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4" calcext:value-type="float">
            <text:p>0.004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9" calcext:value-type="float">
            <text:p>1.059</text:p>
          </table:table-cell>
          <table:table-cell office:value-type="float" office:value="0.041" calcext:value-type="float">
            <text:p>0.04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8" calcext:value-type="float">
            <text:p>0.008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41" calcext:value-type="float">
            <text:p>0.041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.000-10.000 </text:p>
          </table:table-cell>
          <table:table-cell office:value-type="float" office:value="0.722" calcext:value-type="float">
            <text:p>0.722</text:p>
          </table:table-cell>
          <table:table-cell office:value-type="float" office:value="0.01" calcext:value-type="float">
            <text:p>0.01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03" calcext:value-type="float">
            <text:p>0.003</text:p>
          </table:table-cell>
          <table:table-cell office:value-type="float" office:value="1.06" calcext:value-type="float">
            <text:p>1.06</text:p>
          </table:table-cell>
          <table:table-cell office:value-type="float" office:value="0.041" calcext:value-type="float">
            <text:p>0.04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.000-20.000 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7" calcext:value-type="float">
            <text:p>0.007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1" calcext:value-type="float">
            <text:p>0.201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41" calcext:value-type="float">
            <text:p>0.041</text:p>
          </table:table-cell>
          <table:table-cell office:value-type="float" office:value="0.213" calcext:value-type="float">
            <text:p>0.2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.000-30.000 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7" calcext:value-type="float">
            <text:p>0.007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41" calcext:value-type="float">
            <text:p>0.041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.000-40.000 </text:p>
          </table:table-cell>
          <table:table-cell office:value-type="float" office:value="0.733" calcext:value-type="float">
            <text:p>0.733</text:p>
          </table:table-cell>
          <table:table-cell office:value-type="float" office:value="0.007" calcext:value-type="float">
            <text:p>0.007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41" calcext:value-type="float">
            <text:p>0.041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.000-50.000 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7" calcext:value-type="float">
            <text:p>0.007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41" calcext:value-type="float">
            <text:p>0.041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.000-70.000 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41" calcext:value-type="float">
            <text:p>0.04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.000-100.000 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041" calcext:value-type="float">
            <text:p>0.04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3:42:43.744128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5T13:42:54.356190950</dc:date>
    <meta:generator>LibreOffice/4.2.8.2$Linux_X86_64 LibreOffice_project/420m0$Build-2</meta:generator>
    <meta:editing-duration>P0D</meta:editing-duration>
    <meta:editing-cycles>6</meta:editing-cycles>
    <meta:document-statistic meta:table-count="1" meta:cell-count="357" meta:object-count="0"/>
  </office:meta>
</office:document-meta>
</file>